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NormalTimes_20_Car_20_Car_20_Car_20_Car_20_Car_20_Car_20_Car">
      <style:text-properties officeooo:paragraph-rsid="003ac706"/>
    </style:style>
    <style:style style:name="P5" style:family="paragraph" style:parent-style-name="Header">
      <style:text-properties fo:font-size="10pt" fo:font-style="italic" officeooo:paragraph-rsid="004282aa" style:font-size-asian="10pt" style:font-style-asian="italic" style:font-size-complex="10pt" style:font-style-complex="italic"/>
    </style:style>
    <style:style style:name="P6" style:family="paragraph" style:parent-style-name="HNormalTimes_20_Car_20_Car_20_Car_20_Car_20_Car_20_Car_20_Car">
      <style:text-properties officeooo:paragraph-rsid="0041372d"/>
    </style:style>
    <style:style style:name="P7" style:family="paragraph" style:parent-style-name="HNormalTimes_20_Car_20_Car_20_Car_20_Car_20_Car_20_Car_20_Car">
      <style:paragraph-properties fo:margin-left="1.251cm" fo:margin-right="0cm" fo:text-indent="0cm" style:auto-text-indent="false"/>
    </style:style>
    <style:style style:name="P8" style:family="paragraph" style:parent-style-name="HCuentoCorto" style:master-page-name="First_20_Page">
      <style:paragraph-properties style:page-number="auto" fo:break-before="page"/>
      <style:text-properties officeooo:rsid="003d0956" officeooo:paragraph-rsid="004282aa"/>
    </style:style>
    <style:style style:name="T1" style:family="text">
      <style:text-properties officeooo:rsid="003d0956"/>
    </style:style>
    <style:style style:name="T2" style:family="text">
      <style:text-properties officeooo:rsid="002dfbfa"/>
    </style:style>
    <style:style style:name="T3" style:family="text">
      <style:text-properties officeooo:rsid="00213930"/>
    </style:style>
    <style:style style:name="T4" style:family="text">
      <style:text-properties fo:font-size="12pt" style:font-size-asian="12pt" style:font-size-complex="12pt"/>
    </style:style>
    <style:style style:name="T5" style:family="text">
      <style:text-properties officeooo:rsid="001f9a1f"/>
    </style:style>
    <style:style style:name="T6" style:family="text">
      <style:text-properties fo:font-style="normal" officeooo:rsid="00213930" style:font-style-asian="normal" style:font-style-complex="normal"/>
    </style:style>
    <style:style style:name="T7" style:family="text">
      <style:text-properties fo:font-size="10pt" officeooo:rsid="001f9a1f" style:font-size-asian="10pt" style:font-size-complex="10pt"/>
    </style:style>
    <style:style style:name="T8" style:family="text">
      <style:text-properties fo:font-size="10pt" officeooo:rsid="0021f9c8" style:font-size-asian="10pt" style:font-size-complex="10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41372d"/>
    </style:style>
    <style:style style:name="T12" style:family="text">
      <style:text-properties style:font-name="Times New Roman1" fo:font-size="14pt" fo:font-style="normal" officeooo:rsid="0041372d" style:font-size-asian="14pt" style:font-style-asian="normal" style:font-size-complex="14pt" style:font-style-complex="normal"/>
    </style:style>
    <style:style style:name="T13" style:family="text">
      <style:text-properties style:font-name="Times New Roman1" fo:font-size="14pt" fo:font-style="italic" officeooo:rsid="0041372d" style:font-size-asian="14pt" style:font-style-asian="normal" style:font-size-complex="14pt" style:font-style-complex="normal"/>
    </style:style>
    <style:style style:name="T14" style:family="text">
      <style:text-properties officeooo:rsid="0037b1fc"/>
    </style:style>
    <style:style style:name="T15" style:family="text">
      <style:text-properties officeooo:rsid="0041372d"/>
    </style:style>
    <style:style style:name="T16" style:family="text">
      <style:text-properties officeooo:rsid="004282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6">Mántica, de Abdón Flores</text:span></text:p>
      <text:p text:style-name="P6"><text:span text:style-name="Emphasis"><text:span text:style-name="T11">Mántica. Editorial Magenta (2012). José Abdón Flores.</text:span></text:span></text:p>
      <text:p text:style-name="P4"><text:span text:style-name="Emphasis"><text:span text:style-name="T14"/></text:span></text:p>
      <text:p text:style-name="P4"><text:span text:style-name="Emphasis"><text:span text:style-name="T14"/></text:span></text:p>
      <text:p text:style-name="HNormalTimes_20_Car_20_Car_20_Car_20_Car_20_Car_20_Car_20_Car"><text:span text:style-name="Emphasis"><text:span text:style-name="T12">Justo antes de empezar a escribir sobre Mántica, el más reciente libro de cuentos de Abdón Flores, me llega una postal de la India enviada por un amigo al que hace años no veo. La postal muestra una estupa blanca, piramidalmente cilíndrica, rematada en punta dorada. Es la estupa budista de Mindrolling. Al reverso de la postal, tanto mi amigo como el pie de foto insisten en que la característica principal de esta estupa es que libera inmediata y definitivamente a quien la mira, por el solo hecho de mirarla. Aquí tendríamos que preguntarle a Buda o a mi amigo o a Walter Benjamin si, en tiempos de la obra de arte infinitamente reproductible a través de la tecnología, la validez del sortilegio liberador no queda anulada por no encontrarme ante la estupa real, sino solo ante su fotografía. Si yo fuera Ovidio Arguedas, el personaje principal del texto que da título al libro que hoy nos convoca, no tendría necesidad de estupas para liberarme porque, primero, no recordaría que hace años no veo a ese amigo que ahora viaja por la India, y segundo, ya estaría cómodamente instalado en el Nirvana del olvido, liberado del tiempo, realizando el ideal budista de haber perdido todo contacto con el deseo y su causa indirecta: el tiempo. Porque Ovidio Arguedas, el protagonista del cuento Mántica, es el inverso aditivo de Funes el Memorioso: un </text:span></text:span><text:soft-page-break/><text:span text:style-name="Emphasis"><text:span text:style-name="T12">hombre que desde su nacimiento vive en el paraíso sin memoria del Alzheimer, incapaz de recordar y por tanto inmune al tiempo. Dada su total falta de memoria, el único lugar en donde su existencia social es tolerada se trata, precisamente, de un monasterio budista, mismo que abandona veinte años después para presenciar la sorprendente aparición en el firmamento de (abre comillas) </text:span></text:span><text:span text:style-name="Emphasis"><text:span text:style-name="T13">eso que nominalmente se conoce como un ovni</text:span></text:span><text:span text:style-name="Emphasis"><text:span text:style-name="T12"> (cierra comillas) mismo que aparece una tarde en la que (vuelvo a abrir comillas) </text:span></text:span><text:span text:style-name="Emphasis"><text:span text:style-name="T13">el viento soplaba del suelo</text:span></text:span><text:span text:style-name="Emphasis"><text:span text:style-name="T12"> (vuelvo a cerrar comillas). Considero que el efecto especial lingüístico de un viento vertical soplando desde la tierra no tiene nada que envidiarle a Spielberg ni a los Encuentros Cercanos del Tercer Tipo, ni tampoco a la flotilla de series televisivas, juegos de video y redes sociales con que la novísima tecnología ha asediado al arte literario en la última década. Permítaseme transcribir aquí uno de mis párrafos preferidos de todo el libro, en donde Abdón demuestra por qué la literatura no tiene nada que temer en en tiempos de la obra de arte infinitamente reproductible, plagiable y retuiteable (dos puntos, abre cita) </text:span></text:span></text:p>
      <text:p text:style-name="HNormalTimes_20_Car_20_Car_20_Car_20_Car_20_Car_20_Car_20_Car"><text:span text:style-name="Emphasis"><text:span text:style-name="T12"/></text:span></text:p>
      <text:p text:style-name="P7">“¿Qué aspecto del pasado le reportó? <text:span text:style-name="T9">[abre corchetes dentro de la cita para aclarar que se está hablando aquí del ovni]</text:span>. ¿Cuál era la intensidad de carga histórica en ese objeto inusitado? ¿Se preocupó Argueda porque el viento estaba invertido? A todas estas preguntas Ludwig responde lacónicamente: no le reportó ningún aspecto. La intensidad histórica emanada por el objeto era nula. Ovidio advirtió por primera vez que existía el viento, de hecho pensó que objeto y viento eran inseparables, pero al desaparecer aquel y permanecer éste, descartó su conjetura. En cambio el viento vertical le trajo la intuición del vuelo y de las aves y de espacios muy amplios –praderas– donde la vida era tranquila y placentera, y predominaba el color verde. Una cosa más dedujo de aquel encuentro: que algo iba a pasar.”</text:p>
      <text:p text:style-name="HNormalTimes_20_Car_20_Car_20_Car_20_Car_20_Car_20_Car_20_Car"/>
      <text:p text:style-name="HNormalTimes_20_Car_20_Car_20_Car_20_Car_20_Car_20_Car_20_Car"><text:soft-page-break/>Cierra cita. Éste párrafo me gusta porque muestra algo que, por su grado de abstracción, difícilmente sería traducible a una serie o a un juego de video: el momento en que Ovidio, olvidador crónico, descubre esa sucesión de instantes sucedidos a la que llamamos tiempo. Y también porque es una historia que retoma el tema del tiempo y la memoria, que según Alberto Chimal, caracterízó en algún momento a la generación de autores nacidos en torno a 1970. En dicho ensayo, intitulado <text:a xlink:type="simple" xlink:href="http://revistacritica.com/ensayo-literario/generacion-z-por-alberto-chimal">Generación Z</text:a>, Chimal describe el azoro de quienes, como Abdón o como yo, comenzamos a escribir en la década de los 90 con esa Ovidiana sensación de que “algo iba a pasar”. ¿Qué era ese algo? El advenimiento del siglo XXI, con sus terroristas, su fin de la historia, sus prisa tecnológica y su inmaterialidad, que se posó como un ovni sobre los escritores del tiempo y la memoria, quienes por aquel entonces rondábamos los treinta años, y arrasó con nosotros. Dice Chimal que, sin haber escrito ninguna obra maestra, a principios del siglo XXI la mayoría de los escritores del tiempo y la memoria dejaron de escribir y que ésta es precisamente la derrota narrativa de nuestra generación: la auto-extinción en masa de la mayoría de sus autores. Dice Chimal que somos la generación Z porque nos quedan dos alternativas no morirnos, resistir, o bien sí morirnos: dejar de existir como los escritores que éramos y volver como los zombies, después de un periodo de silencio. Generación 70-79: sabed que somos larvas literarias viejas a la espera de una resurrección zombie. </text:p>
      <text:p text:style-name="HNormalTimes_20_Car_20_Car_20_Car_20_Car_20_Car_20_Car_20_Car">Hoy es el turno de Abdón Flores. Regresa con Mántica para demostrar la conjetura de Chimal: la escritura vence a la muerte, al silencio y a toda esa profusión de discursos contemporáneos que parecieran acallar el viejo canal de creación de los Ovidios: el olvidadizo del ovni o el memorioso de las Metamorfósis. Rompe Abdón el silencio literario con cuentos certeros como Cetrería, Novios Blancos o Cuando las aguas bajen, en donde el tema del tiempo y la memoria se materializa en crisálidas narrativas donde un personaje sumido en aquel famoso oasis de aburrimiento de <text:soft-page-break/>Baudelaire saca la cabeza para ver el tiempo en su circularidad total, como desde la punta de una estupa o el balcón de un departamento neoyorquino o la abertura de un buzón por donde acabamos de depositar ese libro sobre halcones que primero siempre quisimos leer, luego poseímos y al final regresamos a la biblioteca sin haber leído. No son cuentos palabreros ni de falso largo aliento, sino cuentos estrechos, exactos e incómodos, escrito al borde del precipicio. Sus mejores hallazgos literarios nos dejan personajes asomados al acantilado de las posiblidades que nunca se realizan. La niña de Dos para el mal, asomada al balcón, imaginando que empuja a la gente con la vista; la puta de Cuando las aguas bajen, asomada al río onírico de la confianza mutua, o la entrañable narradora de Cetrería mientras observa a ese marido que la abandonará a finales de febrero alejándose en un globo aerostático, para acaso recorrer en reversa el firmamento de los ovnis y regresar narrativamente el tiempo hasta el futuro día en que los hoy matrimoniados se enamoraron y después se conocieron. </text:p>
      <text:p text:style-name="HNormalTimes_20_Car_20_Car_20_Car_20_Car_20_Car_20_Car_20_Car">La libertad de los zombies es que escribimos el mundo desde el desenfado de quien ya no tiene nada qué perder. Por eso podemos ponerle a nuestros libros títulos tan enigmáticos como Mántica. ¿Semántica, Romántica? No, mántica de mancia adivinatoria, de oráculos, de caracoles de Delfos ante los cuales los personajes de Abdón preguntan, entre la sonrisa y el cinismo: ¿qué era ese algo que tanto amenazaba con pasarnos? </text:p>
      <text:p text:style-name="HNormalTimes_20_Car_20_Car_20_Car_20_Car_20_Car_20_Car_20_Car"><text:span text:style-name="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4282aa"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4282aa"/>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Mántica, de Abdón Flores</text:span><text:span text:style-name="MT2"><text:tab/></text:span><text:tab/><text:span text:style-name="MT3">versión final</text:span></text:p>
      </style:header>
      <style:footer>
        <text:p text:style-name="MP2">@harmodio<text:tab/><text:span text:style-name="MT4"><text:page-number text:select-page="current">4</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9T14:57:45</dc:date>
    <meta:editing-duration>P10DT16H3M26S</meta:editing-duration>
    <meta:editing-cycles>234</meta:editing-cycles>
    <meta:generator>LibreOffice/4.0.5.2$Linux_X86_64 LibreOffice_project/400m0$Build-2</meta:generator>
    <meta:print-date>2012-02-10T13:21:24</meta:print-date>
    <meta:document-statistic meta:table-count="0" meta:image-count="1" meta:object-count="0" meta:page-count="4" meta:paragraph-count="11" meta:word-count="1217" meta:character-count="7306" meta:non-whitespace-character-count="6091"/>
  </office:meta>
</office:document-meta>
</file>